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co1" style:family="table-column">
      <style:table-column-properties fo:break-before="auto" style:column-width="0.6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0.51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="0.51pt solid #000000" style:vertical-align="middle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ff" style:text-align-source="fix" style:repeat-content="false" fo:border="0.51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Note">
      <style:graphic-properties fo:min-height="0.667cm" loext:decorative="false"/>
      <style:paragraph-properties style:writing-mode="lr-tb"/>
      <style:text-properties fo:font-size="8pt" style:font-size-asian="8pt" style:font-size-complex="8pt"/>
    </style:style>
    <style:style style:name="gr3" style:family="graphic" style:parent-style-name="Note">
      <style:graphic-properties fo:min-height="0.341cm" loext:decorative="false"/>
      <style:paragraph-properties style:writing-mode="lr-tb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Bar" table:style-name="ta1">
        <table:shapes>
          <draw:frame draw:z-index="0" draw:name="B2-C3-entries-props" draw:style-name="gr1" draw:text-style-name="P1" svg:width="12.787cm" svg:height="6.43cm" svg:x="6.672cm" svg:y="1.029cm">
            <draw:object xlink:href="./Object 1" xlink:type="simple" xlink:show="embed" xlink:actuate="onLoad" draw:notify-on-update-of-ranges="Bar.B2:Bar.B2 Bar.B3:Bar.B7 Bar.C2:Bar.C2 Bar.C3:Bar.C7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 table:number-columns-repeated="1"/>
        <table:table-column table:style-name="co2" table:number-columns-repeated="2" table:default-cell-style-name="Default"/>
        <table:table-row table:style-name="ro1">
          <table:table-cell table:number-columns-repeated="3" table:protected="false"/>
        </table:table-row>
        <table:table-row table:style-name="ro1">
          <table:table-cell table:protected="false"/>
          <table:table-cell table:style-name="ce1" office:value-type="string" calcext:value-type="string" table:protected="false">
            <text:p>Name</text:p>
          </table:table-cell>
          <table:table-cell table:style-name="ce5" office:value-type="string" calcext:value-type="string" table:protected="false">
            <text:p>%</text:p>
          </table:table-cell>
        </table:table-row>
        <table:table-row table:style-name="ro1">
          <table:table-cell table:protected="false"/>
          <table:table-cell table:style-name="ce4" calcext:value-type="string" table:protected="false" office:value-type="string">
            <text:p>G</text:p>
          </table:table-cell>
          <table:table-cell table:style-name="ce4" calcext:value-type="string" table:protected="false" office:value-type="float" office:value="10">
            <text:p>10</text:p>
          </table:table-cell>
        </table:table-row>
        <table:table-row table:style-name="ro1">
          <table:table-cell table:protected="false"/>
          <table:table-cell table:style-name="ce4" calcext:value-type="string" table:protected="false" office:value-type="string">
            <text:p>T</text:p>
          </table:table-cell>
          <table:table-cell table:style-name="ce4" calcext:value-type="string" table:protected="false" office:value-type="float" office:value="20">
            <text:p>20</text:p>
          </table:table-cell>
        </table:table-row>
        <table:table-row table:style-name="ro1">
          <table:table-cell table:protected="false"/>
          <table:table-cell table:style-name="ce4" calcext:value-type="string" table:protected="false" office:value-type="string">
            <text:p>F</text:p>
          </table:table-cell>
          <table:table-cell table:style-name="ce4" calcext:value-type="string" table:protected="false" office:value-type="float" office:value="35">
            <text:p>35</text:p>
          </table:table-cell>
        </table:table-row>
        <table:table-row table:style-name="ro1">
          <table:table-cell table:protected="false"/>
          <table:table-cell table:style-name="ce4" calcext:value-type="string" table:protected="false" office:value-type="string">
            <text:p>V</text:p>
          </table:table-cell>
          <table:table-cell table:style-name="ce4" calcext:value-type="string" table:protected="false" office:value-type="float" office:value="25">
            <text:p>25</text:p>
          </table:table-cell>
        </table:table-row>
        <table:table-row table:style-name="ro1">
          <table:table-cell table:protected="false"/>
          <table:table-cell table:style-name="ce4" calcext:value-type="string" table:protected="false" office:value-type="string">
            <text:p>K</text:p>
          </table:table-cell>
          <table:table-cell table:style-name="ce4" calcext:value-type="string" table:protected="false" office:value-type="float" office:value="10">
            <text:p>10</text:p>
          </table:table-cell>
        </table:table-row>
      </table:table>
      <table:table table:name="Pie" table:style-name="ta1">
        <table:shapes>
          <draw:frame draw:z-index="0" draw:name="B2-C3-entries" draw:style-name="gr1" draw:text-style-name="P1" svg:width="12.21cm" svg:height="6.412cm" svg:x="7.326cm" svg:y="0.705cm">
            <draw:object xlink:href="./Object 2" xlink:type="simple" xlink:show="embed" xlink:actuate="onLoad" draw:notify-on-update-of-ranges="Pie.B2:Pie.B2 Pie.B3:Pie.B7 Pie.C2:Pie.C2 Pie.C3:Pie.C7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 table:number-columns-repeated="1"/>
        <table:table-column table:style-name="co2" table:number-columns-repeated="2" table:default-cell-style-name="Default"/>
        <table:table-row table:style-name="ro1">
          <table:table-cell table:number-columns-repeated="3" table:protected="false"/>
        </table:table-row>
        <table:table-row table:style-name="ro1">
          <table:table-cell table:protected="false"/>
          <table:table-cell table:style-name="ce1" office:value-type="string" calcext:value-type="string" table:protected="false">
            <text:p>Name</text:p>
          </table:table-cell>
          <table:table-cell table:style-name="ce5" office:value-type="string" calcext:value-type="string" table:protected="false">
            <text:p>%</text:p>
          </table:table-cell>
        </table:table-row>
        <table:table-row table:style-name="ro1">
          <table:table-cell table:protected="false"/>
          <table:table-cell table:style-name="ce4" calcext:value-type="string" table:protected="false" office:value-type="string">
            <text:p>G</text:p>
          </table:table-cell>
          <table:table-cell table:style-name="ce4" calcext:value-type="string" table:protected="false" office:value-type="float" office:value="10">
            <text:p>10</text:p>
          </table:table-cell>
        </table:table-row>
        <table:table-row table:style-name="ro1">
          <table:table-cell table:protected="false"/>
          <table:table-cell table:style-name="ce4" calcext:value-type="string" table:protected="false" office:value-type="string">
            <text:p>T</text:p>
          </table:table-cell>
          <table:table-cell table:style-name="ce4" calcext:value-type="string" table:protected="false" office:value-type="float" office:value="20">
            <text:p>20</text:p>
          </table:table-cell>
        </table:table-row>
        <table:table-row table:style-name="ro1">
          <table:table-cell table:protected="false"/>
          <table:table-cell table:style-name="ce4" calcext:value-type="string" table:protected="false" office:value-type="string">
            <text:p>F</text:p>
          </table:table-cell>
          <table:table-cell table:style-name="ce4" calcext:value-type="string" table:protected="false" office:value-type="float" office:value="35">
            <text:p>35</text:p>
          </table:table-cell>
        </table:table-row>
        <table:table-row table:style-name="ro1">
          <table:table-cell table:protected="false"/>
          <table:table-cell table:style-name="ce4" calcext:value-type="string" table:protected="false" office:value-type="string">
            <text:p>V</text:p>
          </table:table-cell>
          <table:table-cell table:style-name="ce4" calcext:value-type="string" table:protected="false" office:value-type="float" office:value="25">
            <text:p>25</text:p>
          </table:table-cell>
        </table:table-row>
        <table:table-row table:style-name="ro1">
          <table:table-cell table:protected="false"/>
          <table:table-cell table:style-name="ce4" calcext:value-type="string" table:protected="false" office:value-type="string">
            <text:p>K</text:p>
          </table:table-cell>
          <table:table-cell table:style-name="ce4" calcext:value-type="string" table:protected="false" office:value-type="float" office:value="10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text:list-style style:name="podNumberedList">
      <text:list-level-style-number text:level="1" text:style-name="podNumberStyle" style:num-suffix="." style:num-format="1">
        <style:list-level-properties text:space-before="0.08in" text:min-label-width="0.16in"/>
      </text:list-level-style-number>
      <text:list-level-style-number text:level="2" text:style-name="podNumberStyle" style:num-suffix="." style:num-format="1">
        <style:list-level-properties text:space-before="0.4in" text:min-label-width="0.16in"/>
      </text:list-level-style-number>
      <text:list-level-style-number text:level="3" text:style-name="podNumberStyle" style:num-suffix="." style:num-format="1">
        <style:list-level-properties text:space-before="0.72in" text:min-label-width="0.16in"/>
      </text:list-level-style-number>
      <text:list-level-style-number text:level="4" text:style-name="podNumberStyle" style:num-suffix="." style:num-format="1">
        <style:list-level-properties text:space-before="1.04in" text:min-label-width="0.16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08in" text:min-label-width="0.16in"/>
      </text:list-level-style-bullet>
      <text:list-level-style-bullet text:level="2" text:style-name="podBulletStyle" text:bullet-char="◦">
        <style:list-level-properties text:space-before="0.4in" text:min-label-width="0.16in"/>
      </text:list-level-style-bullet>
      <text:list-level-style-bullet text:level="3" text:style-name="podBulletStyle" text:bullet-char="▪">
        <style:list-level-properties text:space-before="0.72in" text:min-label-width="0.16in"/>
      </text:list-level-style-bullet>
      <text:list-level-style-bullet text:level="4" text:style-name="podBulletStyle" text:bullet-char="•">
        <style:list-level-properties text:space-before="1.04in" text:min-label-width="0.16in"/>
      </text:list-level-style-bullet>
    </text:list-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 style:data-style-name="N2" text:time-value="20:32:25.6902119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14:23:09.263919825</meta:creation-date>
    <dc:date>2024-12-29T20:41:12.935030629</dc:date>
    <meta:editing-duration>PT2H53M</meta:editing-duration>
    <meta:editing-cycles>28</meta:editing-cycles>
    <meta:generator>LibreOffice/24.2.7.2$Linux_X86_64 LibreOffice_project/420$Build-2</meta:generator>
    <meta:document-statistic meta:table-count="2" meta:cell-count="8" meta:object-count="2"/>
    <dc:title>odsGraphics</dc:title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ch9" style:family="chart" style:data-style-name="N0">
      <style:chart-properties chart:link-data-style-to-source="true"/>
      <style:graphic-properties draw:stroke="solid" draw:stroke-color="#b3b3b3" draw:fill="solid" draw:fill-color="#d56262"/>
      <style:text-properties fo:font-size="10pt" style:font-size-asian="10pt" style:font-size-complex="10pt"/>
    </style:style>
  </office:automatic-styles>
  <office:body>
    <office:chart>
      <chart:chart svg:width="12.788cm" svg:height="6.431cm" xlink:href=".." xlink:type="simple" chart:class="chart:bar" chart:style-name="ch1">
        <chart:legend chart:legend-position="end" svg:x="0cm" svg:y="0cm" style:legend-expansion="high" chart:style-name="ch2"/>
        <chart:plot-area chart:style-name="ch3" svg:x="0.255cm" svg:y="0.128cm" svg:width="12.068cm" svg:height="6.175cm" table:cell-range-address="Bar.B2:Bar.C7" chart:data-source-has-labels="both">
          <chart:coordinate-region svg:x="0.876cm" svg:y="0.301cm" svg:width="11.447cm" svg:height="5.83cm"/>
          <chart:axis chart:dimension="x" chart:name="primary-x" chart:style-name="ch4" chartooo:axis-type="text">
            <chart:categories table:cell-range-address="Bar.B3:Bar.B7"/>
          </chart:axis>
          <chart:axis chart:dimension="y" chart:name="primary-y" chart:style-name="ch5">
            <chart:grid chart:style-name="ch6" chart:class="major"/>
          </chart:axis>
          <chart:series chart:style-name="ch9" chart:values-cell-range-address="Bar.C3:Bar.C7" chart:label-cell-address="Bar.C2:Bar.C2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ch9" style:family="chart" style:data-style-name="N0">
      <style:chart-properties chart:link-data-style-to-source="true"/>
      <style:graphic-properties draw:stroke="none" draw:stroke-color="#b3b3b3" draw:fill="solid" draw:fill-color="#004586"/>
      <style:text-properties fo:font-size="10pt" style:font-size-asian="10pt" style:font-size-complex="10pt"/>
    </style:style>
  </office:automatic-styles>
  <office:body>
    <office:chart>
      <chart:chart svg:width="12.211cm" svg:height="6.413cm" xlink:href=".." xlink:type="simple" chart:class="chart:circle" chart:style-name="ch1">
        <chart:legend chart:legend-position="end" svg:x="0cm" svg:y="0cm" style:legend-expansion="high" chart:style-name="ch2"/>
        <chart:plot-area chart:style-name="ch3" svg:x="0.35cm" svg:y="0.35cm" svg:width="11.301cm" svg:height="5.71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 table:cell-range-address="Pie.B2:Pie.C7" chart:data-source-has-labels="both">
          <chart:coordinate-region svg:x="1.243cm" svg:y="0.35cm" svg:width="9.515cm" svg:height="5.71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Pie.B3:Pie.B7"/>
          </chart:axis>
          <chart:axis chart:dimension="y" chart:name="primary-y" chart:style-name="ch5">
            <chart:grid chart:style-name="ch6" chart:class="major"/>
          </chart:axis>
          <chart:series chart:style-name="ch9" chart:values-cell-range-address="Pie.C3:Pie.C7" chart:label-cell-address="Pie.C2:Pie.C2" chart:class="chart:circle">
            <chart:data-point chart:repeated="5"/>
          </chart:series>
          <chart:axis chart:dimension="z" chart:name="primary-z" chart:style-name="ch5"/>
          <chart:series chart:style-name="ch9" chart:values-cell-range-address="Pie.C3:Pie.C7" chart:label-cell-address="Pie.C2:Pie.C2" chart:class="chart:circl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